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Resolver.resolveSource( Source source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Resolver.resolveSourc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Resolver.resolveEntity( String base , String publicId , String system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idationResolver.resolveEntity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Resolver.resolveEntity(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Resolver.fin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ionResolver.ValidationResolver( SourceResolver sourceResolver , EntityResolver entity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ionResolv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ionResolver.resolveSource( Source source , String systemId , String public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